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C000000E2F725A6E3FA2E7BE7.png" manifest:media-type="image/png"/>
  <manifest:file-entry manifest:full-path="Pictures/100002010000012C000001083E6821176C5D10C1.png" manifest:media-type="image/png"/>
  <manifest:file-entry manifest:full-path="Pictures/10001A8F0000160E00001623A4203AC086B25353.svg" manifest:media-type="image/svg+xml"/>
  <manifest:file-entry manifest:full-path="Pictures/10000201000000D5000000D6FC2CD67593EA62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adornments="Regular"/>
    <style:font-face style:name="Hack" svg:font-family="Hack" style:font-pitch="fixed"/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svg:stroke-color="#ff0000" draw:marker-start-width="0.379cm" draw:marker-end-width="0.379cm" draw:fill="none" draw:fill-color="#ff420e" draw:textarea-horizontal-align="justify" draw:textarea-vertical-align="middle" draw:auto-grow-height="false" fo:min-height="1.248cm" fo:min-width="13.248cm" fo:padding-top="0.126cm" fo:padding-bottom="0.126cm" fo:padding-left="0.126cm" fo:padding-right="0.126cm"/>
    </style:style>
    <style:style style:name="gr2" style:family="graphic" style:parent-style-name="standard">
      <style:graphic-properties draw:stroke="dash" draw:stroke-dash="Fine_20_Dashed" svg:stroke-width="0.053cm" svg:stroke-color="#0094ff" draw:marker-start-width="0.379cm" draw:marker-end-width="0.379cm" draw:fill="none" draw:fill-color="#0084d1" draw:textarea-horizontal-align="justify" draw:textarea-vertical-align="middle" draw:auto-grow-height="false" fo:min-height="1.3cm" fo:min-width="13.3cm" fo:padding-top="0.126cm" fo:padding-bottom="0.126cm" fo:padding-left="0.126cm" fo:padding-right="0.126cm"/>
    </style:style>
    <style:style style:name="gr3" style:family="graphic" style:parent-style-name="standard">
      <style:graphic-properties draw:stroke="dash" draw:stroke-dash="Fine_20_Dashed" svg:stroke-width="0.053cm" svg:stroke-color="#47b800" draw:marker-start-width="0.379cm" draw:marker-end-width="0.379cm" draw:fill="none" draw:fill-color="#579d1c" draw:textarea-horizontal-align="justify" draw:textarea-vertical-align="middle" draw:auto-grow-height="false" fo:min-height="1.3cm" fo:min-width="13.3cm" fo:padding-top="0.126cm" fo:padding-bottom="0.126cm" fo:padding-left="0.126cm" fo:padding-right="0.126cm"/>
    </style:style>
    <style:style style:name="gr4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3cm" svg:stroke-color="#ff6600" draw:marker-start-width="0.379cm" draw:marker-end-width="0.379cm" draw:fill="solid" draw:fill-color="#ff6600" draw:opacity="40%" draw:textarea-horizontal-align="left" draw:textarea-vertical-align="bottom" draw:auto-grow-height="false" fo:min-height="1.758cm" fo:min-width="1.349cm" fo:padding-top="0cm" fo:padding-bottom="-0.4cm" fo:padding-left="-0.2cm" fo:padding-right="0cm"/>
    </style:style>
    <style:style style:name="gr9" style:family="graphic" style:parent-style-name="standard">
      <style:graphic-properties draw:stroke="solid" svg:stroke-width="0.053cm" svg:stroke-color="#00dcff" draw:marker-start-width="0.379cm" draw:marker-end-width="0.379cm" draw:fill="solid" draw:fill-color="#00dcff" draw:opacity="40%" draw:textarea-horizontal-align="right" draw:textarea-vertical-align="bottom" draw:auto-grow-height="false" fo:min-height="1.758cm" fo:min-width="1.349cm" fo:padding-top="0cm" fo:padding-bottom="0.1cm" fo:padding-left="0cm" fo:padding-right="0.1cm"/>
    </style:style>
    <style:style style:name="gr10" style:family="graphic" style:parent-style-name="standard">
      <style:graphic-properties svg:stroke-width="0.053cm" svg:stroke-color="#94ff94" draw:marker-start-width="0.379cm" draw:marker-end-width="0.379cm" draw:fill-color="#94ff94" draw:opacity="40%" draw:textarea-horizontal-align="justify" draw:textarea-vertical-align="bottom" draw:auto-grow-height="false" fo:min-height="2.248cm" fo:min-width="5.448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line-height="0.55cm" fo:text-align="end" style:writing-mode="lr-tb">
        <style:tab-stops/>
      </style:paragraph-properties>
    </style:style>
    <style:style style:name="P2" style:family="paragraph">
      <loext:graphic-properties draw:fill="none" draw:fill-color="#ff420e"/>
      <style:paragraph-properties fo:line-height="0.55cm" fo:text-align="end" style:writing-mode="lr-tb">
        <style:tab-stops/>
      </style:paragraph-properties>
      <style:text-properties fo:color="#ff0000" style:font-name="Hack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 style:writing-mode="lr-tb">
        <style:tab-stops/>
      </style:paragraph-properties>
    </style:style>
    <style:style style:name="P4" style:family="paragraph">
      <loext:graphic-properties draw:fill="none" draw:fill-color="#0084d1"/>
      <style:paragraph-properties fo:text-align="end" style:writing-mode="lr-tb">
        <style:tab-stops/>
      </style:paragraph-properties>
      <style:text-properties fo:color="#0094ff" style:font-name="Hack" fo:font-size="12pt" fo:font-weight="bold" style:font-size-asian="12pt" style:font-weight-asian="normal" style:font-size-complex="12pt"/>
    </style:style>
    <style:style style:name="P5" style:family="paragraph">
      <loext:graphic-properties draw:fill="none" draw:fill-color="#579d1c"/>
      <style:paragraph-properties fo:text-align="end" style:writing-mode="lr-tb">
        <style:tab-stops/>
      </style:paragraph-properties>
      <style:text-properties fo:color="#47b800" style:font-name="Hack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style:font-name="Source Code Pro" style:font-weight-asian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9" style:family="paragraph">
      <loext:graphic-properties draw:fill="solid" draw:fill-color="#ff6600" draw:opacity="40%"/>
      <style:paragraph-properties fo:text-align="center"/>
      <style:text-properties style:use-window-font-color="true" style:font-name="Hack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style:use-window-font-color="true"/>
    </style:style>
    <style:style style:name="P11" style:family="paragraph">
      <loext:graphic-properties draw:fill="solid" draw:fill-color="#00dcff" draw:opacity="40%"/>
      <style:paragraph-properties fo:text-align="center"/>
      <style:text-properties style:use-window-font-color="true" style:font-name="Hack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94ff94" draw:opacity="40%"/>
      <style:paragraph-properties fo:text-align="center"/>
      <style:text-properties fo:color="#ffffff" style:font-name="Hack" fo:font-size="12pt" fo:text-shadow="1pt 1pt" fo:font-weight="bold" style:font-size-asian="12pt" style:font-weight-asian="bold" style:font-size-complex="12pt" style:font-weight-complex="bold"/>
    </style:style>
    <style:style style:name="P13" style:family="paragraph">
      <style:text-properties style:font-name="Hack" fo:font-size="12pt" fo:text-shadow="none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style:font-name="Hack" fo:font-size="12pt" fo:text-shadow="none" fo:font-weight="bold" style:font-size-asian="12pt" style:font-weight-asian="bold" style:font-size-complex="12pt" style:font-weight-complex="bold"/>
    </style:style>
    <style:style style:name="T1" style:family="text">
      <style:text-properties fo:color="#ff0000"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94ff" style:font-name="Hack" fo:font-size="12pt" fo:font-weight="bold" style:font-size-asian="12pt" style:font-weight-asian="normal" style:font-size-complex="12pt"/>
    </style:style>
    <style:style style:name="T3" style:family="text">
      <style:text-properties fo:color="#47b800" style:font-name="Hack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47b800" style:font-name="Hack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T5" style:family="text">
      <style:text-properties style:use-window-font-color="true" style:font-name="Hack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Hack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5cm" svg:height="1.5cm" svg:x="0.1cm" svg:y="4.895cm">
          <text:p text:style-name="P1"><text:span text:style-name="T1">Accè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3.5cm" svg:height="1.5cm" svg:x="0.1cm" svg:y="2.595cm">
          <text:p text:style-name="P3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5cm" svg:height="1.5cm" svg:x="0.1cm" svg:y="0.295cm">
          <text:p text:style-name="P3"><text:span text:style-name="T3">C</text:span><text:span text:style-name="T4">œ</text:span><text:span text:style-name="T3">u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8cm" svg:y1="1.256cm" svg:x2="8.8cm" svg:y2="3.131cm">
          <text:p/>
        </draw:line>
        <draw:line draw:style-name="gr4" draw:text-style-name="P6" draw:layer="layout" svg:x1="3.026cm" svg:y1="1.281cm" svg:x2="8.376cm" svg:y2="3.132cm">
          <text:p/>
        </draw:line>
        <draw:line draw:style-name="gr4" draw:text-style-name="P6" draw:layer="layout" svg:x1="8.376cm" svg:y1="1.28cm" svg:x2="3.026cm" svg:y2="3.131cm">
          <text:p/>
        </draw:line>
        <draw:line draw:style-name="gr4" draw:text-style-name="P6" draw:layer="layout" svg:x1="2.7cm" svg:y1="1.255cm" svg:x2="2.7cm" svg:y2="3.13cm">
          <text:p/>
        </draw:line>
        <draw:frame draw:style-name="gr5" draw:text-style-name="P7" draw:layer="layout" svg:width="2.1cm" svg:height="2.18cm" svg:x="1.751cm" svg:y="0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line draw:style-name="gr6" draw:text-style-name="P6" draw:layer="layout" svg:x1="8.475cm" svg:y1="5.495cm" svg:x2="3.076cm" svg:y2="3.67cm">
          <text:p/>
        </draw:line>
        <draw:line draw:style-name="gr6" draw:text-style-name="P6" draw:layer="layout" svg:x1="8.6cm" svg:y1="5.4cm" svg:x2="8.601cm" svg:y2="3.7cm">
          <text:p/>
        </draw:line>
        <draw:line draw:style-name="gr6" draw:text-style-name="P6" draw:layer="layout" svg:x1="3.35cm" svg:y1="5.37cm" svg:x2="8.476cm" svg:y2="3.67cm">
          <text:p/>
        </draw:line>
        <draw:line draw:style-name="gr6" draw:text-style-name="P6" draw:layer="layout" svg:x1="2.85cm" svg:y1="5.37cm" svg:x2="2.876cm" svg:y2="3.67cm">
          <text:p/>
        </draw:line>
        <draw:frame draw:style-name="gr7" draw:text-style-name="P7" draw:layer="layout" svg:width="1.671cm" svg:height="1.47cm" svg:x="1.9cm" svg:y="2.695cm">
          <draw:image xlink:href="Pictures/100002010000012C000001083E6821176C5D10C1.png" xlink:type="simple" xlink:show="embed" xlink:actuate="onLoad">
            <text:p/>
          </draw:image>
        </draw:frame>
        <draw:frame draw:style-name="gr7" draw:text-style-name="P7" draw:layer="layout" svg:width="1.671cm" svg:height="1.47cm" svg:x="7.9cm" svg:y="2.695cm">
          <draw:image xlink:href="Pictures/100002010000012C000001083E6821176C5D10C1.png" xlink:type="simple" xlink:show="embed" xlink:actuate="onLoad">
            <text:p/>
          </draw:image>
        </draw:frame>
        <draw:frame draw:style-name="gr5" draw:text-style-name="P7" draw:layer="layout" svg:width="2.1cm" svg:height="2.18cm" svg:x="7.751cm" svg:y="0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7" draw:text-style-name="P7" draw:layer="layout" svg:width="1.671cm" svg:height="1.259cm" svg:x="2cm" svg:y="5.095cm">
          <draw:image xlink:href="Pictures/100002010000012C000000E2F725A6E3FA2E7BE7.png" xlink:type="simple" xlink:show="embed" xlink:actuate="onLoad">
            <text:p/>
          </draw:image>
        </draw:frame>
        <draw:frame draw:style-name="gr7" draw:text-style-name="P7" draw:layer="layout" svg:width="1.671cm" svg:height="1.259cm" svg:x="8.1cm" svg:y="5.095cm">
          <draw:image xlink:href="Pictures/100002010000012C000000E2F725A6E3FA2E7BE7.png" xlink:type="simple" xlink:show="embed" xlink:actuate="onLoad">
            <text:p/>
          </draw:image>
        </draw:frame>
        <draw:custom-shape draw:style-name="gr8" draw:text-style-name="P9" draw:layer="layout" svg:width="3.2cm" svg:height="6.2cm" svg:x="2.5cm" svg:y="1.1cm">
          <text:p text:style-name="P8"><text:span text:style-name="T5">Diffusion B</text:span></text:p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1" draw:layer="layout" svg:width="3.2cm" svg:height="6.2cm" svg:x="5.8cm" svg:y="1.1cm">
          <text:p text:style-name="P10"><text:span text:style-name="T5">Diffusion C</text:span></text:p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0" draw:text-style-name="P12" draw:layer="layout" svg:width="5.7cm" svg:height="2.5cm" svg:x="2.9cm" svg:y="1.2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47.3601122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4" draw:layer="layout" svg:width="3cm" svg:height="0.625cm" svg:x="4.2cm" svg:y="1.3cm">
          <draw:text-box>
            <text:p text:style-name="P13"><text:span text:style-name="T6">Diffusion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adornments="Regular"/>
    <style:font-face style:name="Hack" svg:font-family="Hack" style:font-pitch="fixed"/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bottom" draw:auto-grow-height="false" fo:padding-top="0.1cm" fo:padding-bottom="0.1cm" fo:padding-left="0.1cm" fo:padding-right="0.1cm" draw:shadow="hidden" draw:shadow-offset-x="0.3cm" draw:shadow-offset-y="0.3cm" draw:shadow-color="#808080" draw:measure-align="inside" draw:measure-vertical-align="below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4T10:03:19.432213373</dc:date>
    <meta:editing-duration>PT15H13M35S</meta:editing-duration>
    <meta:editing-cycles>76</meta:editing-cycles>
    <meta:generator>LibreOffice/5.4.4.2$Linux_X86_64 LibreOffice_project/40m0$Build-2</meta:generator>
    <dc:creator>Philippe Latu</dc:creator>
    <meta:document-statistic meta:object-count="21"/>
  </office:meta>
</office:document-meta>
</file>